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image/png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automatic-styles>
    <style:style style:name="ta1" style:family="table" style:master-page-name="Standard1">
      <style:table-properties table:display="true"/>
    </style:style>
    <style:style style:name="ce1" style:family="table-cell">
      <style:text-properties fo:font-weight="bold"/>
    </style:style>
    <style:style style:name="ce2" style:family="table-cell">
      <style:text-properties fo:font-family="Noto Sans" fo:font-size="10.000000000000000pt" fo:font-weight="bold"/>
    </style:style>
  </office:automatic-styles>
  <office:body>
    <office:spreadsheet>
      <table:calculation-settings/>
      <table:table table:name="Sheet1" table:style-name="ta1">
        <table:table-column table:number-columns-repeated="11"/>
        <table:table-row>
          <table:table-cell office:value-type="string" office:string-value="" table:number-columns-repeated="3"/>
          <table:table-cell office:value-type="string" office:string-value="Light">
            <text:p>Light</text:p>
          </table:table-cell>
          <table:table-cell office:value-type="string" office:string-value="mins" table:style-name="ce1">
            <text:p>mins</text:p>
          </table:table-cell>
          <table:table-cell office:value-type="string" office:string-value=""/>
          <table:table-cell office:value-type="string" office:string-value="Deep">
            <text:p>Deep</text:p>
          </table:table-cell>
          <table:table-cell office:value-type="string" office:string-value="(mins)">
            <text:p>(mins)</text:p>
          </table:table-cell>
          <table:table-cell office:value-type="string" office:string-value="extra">
            <text:p>extra</text:p>
          </table:table-cell>
          <table:table-cell office:value-type="string" office:string-value="from">
            <text:p>from</text:p>
          </table:table-cell>
          <table:table-cell office:value-type="string" office:string-value="mins">
            <text:p>mins</text:p>
          </table:table-cell>
        </table:table-row>
        <table:table-row>
          <table:table-cell office:value-type="float" office:value="14">
            <text:p>14</text:p>
          </table:table-cell>
          <table:table-cell office:value-type="string" office:string-value="Zepp">
            <text:p>Zepp</text:p>
          </table:table-cell>
          <table:table-cell office:value-type="float" office:value="7">
            <text:p>7</text:p>
          </table:table-cell>
          <table:table-cell office:value-type="float" office:value="34">
            <text:p>34</text:p>
          </table:table-cell>
          <table:table-cell office:value-type="float" office:value="454" table:style-name="ce1" table:formula="=[.C2]*60+[.D2]">
            <text:p>454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45" table:formula="=[.F2]*60+[.G2]">
            <text:p>45</text:p>
          </table:table-cell>
        </table:table-row>
        <table:table-row>
          <table:table-cell office:value-type="float" office:value="15">
            <text:p>15</text:p>
          </table:table-cell>
          <table:table-cell office:value-type="string" office:string-value="Zepp">
            <text:p>Zepp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436" table:style-name="ce1" table:formula="=[.C3]*60+[.D3]">
            <text:p>436</text:p>
          </table:table-cell>
          <table:table-cell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51" table:formula="=[.F3]*60+[.G3]">
            <text:p>51</text:p>
          </table:table-cell>
        </table:table-row>
        <table:table-row>
          <table:table-cell office:value-type="float" office:value="16">
            <text:p>16</text:p>
          </table:table-cell>
          <table:table-cell office:value-type="string" office:string-value="Zepp">
            <text:p>Zepp</text:p>
          </table:table-cell>
          <table:table-cell office:value-type="float" office:value="7">
            <text:p>7</text:p>
          </table:table-cell>
          <table:table-cell office:value-type="float" office:value="57">
            <text:p>57</text:p>
          </table:table-cell>
          <table:table-cell office:value-type="float" office:value="477" table:style-name="ce1" table:formula="=[.C4]*60+[.D4]">
            <text:p>477</text:p>
          </table:table-cell>
          <table:table-cell office:value-type="float" office:value="0">
            <text:p>0</text:p>
          </table:table-cell>
          <table:table-cell office:value-type="float" office:value="49">
            <text:p>49</text:p>
          </table:table-cell>
          <table:table-cell office:value-type="float" office:value="49" table:formula="=[.F4]*60+[.G4]">
            <text:p>49</text:p>
          </table:table-cell>
        </table:table-row>
        <table:table-row>
          <table:table-cell office:value-type="float" office:value="17">
            <text:p>17</text:p>
          </table:table-cell>
          <table:table-cell office:value-type="string" office:string-value="Zepp">
            <text:p>Zepp</text:p>
          </table:table-cell>
          <table:table-cell office:value-type="float" office:value="5">
            <text:p>5</text:p>
          </table:table-cell>
          <table:table-cell office:value-type="float" office:value="47">
            <text:p>47</text:p>
          </table:table-cell>
          <table:table-cell office:value-type="float" office:value="347" table:style-name="ce1" table:formula="=[.C5]*60+[.D5]">
            <text:p>347</text:p>
          </table:table-cell>
          <table:table-cell office:value-type="float" office:value="0">
            <text:p>0</text:p>
          </table:table-cell>
          <table:table-cell office:value-type="float" office:value="44">
            <text:p>44</text:p>
          </table:table-cell>
          <table:table-cell office:value-type="float" office:value="44" table:formula="=[.F5]*60+[.G5]">
            <text:p>44</text:p>
          </table:table-cell>
        </table:table-row>
        <table:table-row>
          <table:table-cell office:value-type="float" office:value="18">
            <text:p>18</text:p>
          </table:table-cell>
          <table:table-cell office:value-type="string" office:string-value="Zepp">
            <text:p>Zepp</text:p>
          </table:table-cell>
          <table:table-cell office:value-type="float" office:value="6">
            <text:p>6</text:p>
          </table:table-cell>
          <table:table-cell office:value-type="float" office:value="46">
            <text:p>46</text:p>
          </table:table-cell>
          <table:table-cell office:value-type="float" office:value="406" table:style-name="ce1" table:formula="=[.C6]*60+[.D6]">
            <text:p>406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24" table:formula="=[.F6]*60+[.G6]">
            <text:p>24</text:p>
          </table:table-cell>
        </table:table-row>
        <table:table-row>
          <table:table-cell office:value-type="float" office:value="19">
            <text:p>19</text:p>
          </table:table-cell>
          <table:table-cell office:value-type="string" office:string-value="Zepp">
            <text:p>Zepp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431" table:style-name="ce1" table:formula="=[.C7]*60+[.D7]">
            <text:p>43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61" table:formula="=[.F7]*60+[.G7]">
            <text:p>61</text:p>
          </table:table-cell>
        </table:table-row>
        <table:table-row>
          <table:table-cell office:value-type="float" office:value="20">
            <text:p>20</text:p>
          </table:table-cell>
          <table:table-cell office:value-type="string" office:string-value="Zepp">
            <text:p>Zepp</text:p>
          </table:table-cell>
          <table:table-cell office:value-type="float" office:value="9">
            <text:p>9</text:p>
          </table:table-cell>
          <table:table-cell office:value-type="float" office:value="55">
            <text:p>55</text:p>
          </table:table-cell>
          <table:table-cell office:value-type="float" office:value="595" table:style-name="ce1" table:formula="=[.C8]*60+[.D8]">
            <text:p>595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75" table:formula="=[.F8]*60+[.G8]">
            <text:p>75</text:p>
          </table:table-cell>
        </table:table-row>
        <table:table-row>
          <table:table-cell/>
        </table:table-row>
        <table:table-row>
          <table:table-cell office:value-type="float" office:value="14">
            <text:p>14</text:p>
          </table:table-cell>
          <table:table-cell office:value-type="string" office:string-value="GadgetB">
            <text:p>GadgetB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422" table:style-name="ce2" table:formula="=[.C10]*60+[.D10]">
            <text:p>422</text:p>
          </table:table-cell>
          <table:table-cell office:value-type="float" office:value="1">
            <text:p>1</text:p>
          </table:table-cell>
          <table:table-cell office:value-type="float" office:value="41">
            <text:p>41</text:p>
          </table:table-cell>
          <table:table-cell office:value-type="float" office:value="101" table:formula="=[.F10]*60+[.G10]">
            <text:p>101</text:p>
          </table:table-cell>
          <table:table-cell office:value-type="string" office:string-value="extra">
            <text:p>extra</text:p>
          </table:table-cell>
          <table:table-cell office:value-type="string" office:string-value="12h00">
            <text:p>12h00</text:p>
          </table:table-cell>
          <table:table-cell office:value-type="float" office:value="41">
            <text:p>41</text:p>
          </table:table-cell>
        </table:table-row>
        <table:table-row>
          <table:table-cell office:value-type="float" office:value="15">
            <text:p>15</text:p>
          </table:table-cell>
          <table:table-cell office:value-type="string" office:string-value="GadgetB">
            <text:p>GadgetB</text:p>
          </table:table-cell>
          <table:table-cell office:value-type="float" office:value="8">
            <text:p>8</text:p>
          </table:table-cell>
          <table:table-cell office:value-type="float" office:value="37">
            <text:p>37</text:p>
          </table:table-cell>
          <table:table-cell office:value-type="float" office:value="517" table:style-name="ce2" table:formula="=[.C11]*60+[.D11]">
            <text:p>517</text:p>
          </table:table-cell>
          <table:table-cell office:value-type="float" office:value="1">
            <text:p>1</text:p>
          </table:table-cell>
          <table:table-cell office:value-type="float" office:value="48">
            <text:p>48</text:p>
          </table:table-cell>
          <table:table-cell office:value-type="float" office:value="108" table:formula="=[.F11]*60+[.G11]">
            <text:p>108</text:p>
          </table:table-cell>
        </table:table-row>
        <table:table-row>
          <table:table-cell office:value-type="float" office:value="16">
            <text:p>16</text:p>
          </table:table-cell>
          <table:table-cell office:value-type="string" office:string-value="GadgetB">
            <text:p>GadgetB</text:p>
          </table:table-cell>
          <table:table-cell office:value-type="float" office:value="7">
            <text:p>7</text:p>
          </table:table-cell>
          <table:table-cell office:value-type="float" office:value="54">
            <text:p>54</text:p>
          </table:table-cell>
          <table:table-cell office:value-type="float" office:value="474" table:style-name="ce2" table:formula="=[.C12]*60+[.D12]">
            <text:p>474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145" table:formula="=[.F12]*60+[.G12]">
            <text:p>145</text:p>
          </table:table-cell>
        </table:table-row>
        <table:table-row>
          <table:table-cell office:value-type="float" office:value="17">
            <text:p>17</text:p>
          </table:table-cell>
          <table:table-cell office:value-type="string" office:string-value="GadgetB">
            <text:p>GadgetB</text:p>
          </table:table-cell>
          <table:table-cell office:value-type="float" office:value="6">
            <text:p>6</text:p>
          </table:table-cell>
          <table:table-cell office:value-type="float" office:value="36">
            <text:p>36</text:p>
          </table:table-cell>
          <table:table-cell office:value-type="float" office:value="396" table:style-name="ce2" table:formula="=[.C13]*60+[.D13]">
            <text:p>396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80" table:formula="=[.F13]*60+[.G13]">
            <text:p>80</text:p>
          </table:table-cell>
          <table:table-cell office:value-type="string" office:string-value="extra">
            <text:p>extra</text:p>
          </table:table-cell>
          <table:table-cell office:value-type="string" office:string-value="14h34">
            <text:p>14h34</text:p>
          </table:table-cell>
          <table:table-cell office:value-type="float" office:value="12">
            <text:p>12</text:p>
          </table:table-cell>
        </table:table-row>
        <table:table-row>
          <table:table-cell office:value-type="float" office:value="18">
            <text:p>18</text:p>
          </table:table-cell>
          <table:table-cell office:value-type="string" office:string-value="GadgetB">
            <text:p>GadgetB</text:p>
          </table:table-cell>
          <table:table-cell office:value-type="float" office:value="6">
            <text:p>6</text:p>
          </table:table-cell>
          <table:table-cell office:value-type="float" office:value="41">
            <text:p>41</text:p>
          </table:table-cell>
          <table:table-cell office:value-type="float" office:value="401" table:style-name="ce2" table:formula="=[.C14]*60+[.D14]">
            <text:p>401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66" table:formula="=[.F14]*60+[.G14]">
            <text:p>66</text:p>
          </table:table-cell>
        </table:table-row>
        <table:table-row>
          <table:table-cell office:value-type="float" office:value="19">
            <text:p>19</text:p>
          </table:table-cell>
          <table:table-cell office:value-type="string" office:string-value="GadgetB">
            <text:p>GadgetB</text:p>
          </table:table-cell>
          <table:table-cell office:value-type="float" office:value="8">
            <text:p>8</text:p>
          </table:table-cell>
          <table:table-cell office:value-type="float" office:value="42">
            <text:p>42</text:p>
          </table:table-cell>
          <table:table-cell office:value-type="float" office:value="522" table:style-name="ce2" table:formula="=[.C15]*60+[.D15]">
            <text:p>522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76" table:formula="=[.F15]*60+[.G15]">
            <text:p>76</text:p>
          </table:table-cell>
          <table:table-cell office:value-type="string" office:string-value="extra">
            <text:p>extra</text:p>
          </table:table-cell>
          <table:table-cell office:value-type="string" office:string-value="22h50">
            <text:p>22h50</text:p>
          </table:table-cell>
          <table:table-cell office:value-type="float" office:value="26">
            <text:p>26</text:p>
          </table:table-cell>
        </table:table-row>
        <table:table-row>
          <table:table-cell office:value-type="float" office:value="20">
            <text:p>20</text:p>
          </table:table-cell>
          <table:table-cell office:value-type="string" office:string-value="GadgetB">
            <text:p>GadgetB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485" table:style-name="ce2" table:formula="=[.C16]*60+[.D16]">
            <text:p>485</text:p>
          </table:table-cell>
          <table:table-cell office:value-type="float" office:value="1">
            <text:p>1</text:p>
          </table:table-cell>
          <table:table-cell office:value-type="float" office:value="42">
            <text:p>42</text:p>
          </table:table-cell>
          <table:table-cell office:value-type="float" office:value="102" table:formula="=[.F16]*60+[.G16]">
            <text:p>102</text:p>
          </table:table-cell>
        </table:table-row>
      </table:table>
      <table:table table:name="Sheet2" table:style-name="ta1">
        <table:table-column/>
        <table:table-row>
          <table:table-cell/>
        </table:table-row>
      </table:table>
      <table:table table:name="Sheet3" table:style-name="ta1">
        <table:table-column/>
        <table:table-row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styles>
    <style:default-style style:family="table-column">
      <style:table-column-properties style:column-width="70.000000000000000pt"/>
    </style:default-style>
    <style:default-style style:family="table-row">
      <style:table-row-properties style:row-height="14.000000000000000pt"/>
    </style:default-style>
  </office:styles>
  <office:automatic-styles>
    <style:page-layout style:name="pm1">
      <style:page-layout-properties calligra:specialborder-bottom="none" calligra:specialborder-left="none" calligra:specialborder-right="none" calligra:specialborder-top="none" fo:border="0pt none #000000" fo:margin="56.693011599999998pt" fo:padding="0.000000000000000pt" fo:page-height="792.001372051999965pt" fo:page-width="612.001060221999978pt" style:print="headers objects charts zero-values drawings" style:print-orientation="portrait" style:print-page-order="ltr" style:table-centering="none"/>
    </style:page-layout>
  </office:automatic-styles>
  <office:master-styles>
    <style:master-page style:name="Standard1" style:page-layout-name="pm1">
      <style:header>
        <text:p>
  <text:sheet-name>???</text:sheet-name>
 </text:p>
      </style:header>
      <style:footer>
        <text:p>
  <text:sheet-name>Page </text:sheet-name>
  <text:page-number>1</text:page-number>
 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Calligra/3.2.1</meta:generator>
    <dc:title/>
    <meta:initial-creator>Unknown</meta:initial-creator>
    <meta:editing-cycles>3</meta:editing-cycles>
    <dc:date>2021-02-21T20:17:19</dc:date>
    <meta:creation-date>2021-02-21T20:00:58</meta:creation-date>
    <dc:creator>Vlad</dc:creator>
    <meta:user-defined meta:name="email">vlad@grecescu.net</meta:user-defined>
  </office:meta>
</office:document-meta>
</file>